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.3465in" style:type="center"/>
          <style:tab-stop style:position="7.0866in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5.4898in" style:type="center"/>
          <style:tab-stop style:position="10.9047in" style:type="right"/>
        </style:tab-stops>
      </style:paragraph-properties>
    </style:style>
    <style:style style:name="P3" style:family="paragraph" style:parent-style-name="Header">
      <style:paragraph-properties fo:margin-left="0in" fo:margin-right="0.1909in" fo:text-align="center" style:justify-single-word="false" fo:text-indent="0in" style:auto-text-indent="false">
        <style:tab-stops>
          <style:tab-stop style:position="3.3465in" style:type="center"/>
          <style:tab-stop style:position="7.0866in" style:type="right"/>
        </style:tab-stops>
      </style:paragraph-properties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Heading_20_2" text:outline-level="2"/>
        <text:p text:style-name="Standard">bla<office:annotation><dc:creator>Luc Saffre</dc:creator><dc:date>2013-03-29T22:21:12</dc:date><text:p><text:span text:style-name="T1">do text </text:span></text:p><text:p><text:span text:style-name="T1">from <text:s/>toxml(ehtml(self.t1))</text:span></text:p></office:annotation></text:p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7.0866in" style:type="right"/>
        </style:tab-stops>
      </style:paragraph-properties>
      <style:text-properties style:font-name="Arial1" fo:font-size="10pt" fo:font-weight="norm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0847in" table:align="left"/>
    </style:style>
    <style:style style:name="Table1.A" style:family="table-column">
      <style:table-column-properties style:column-width="1.9799in"/>
    </style:style>
    <style:style style:name="Table1.B" style:family="table-column">
      <style:table-column-properties style:column-width="3.141in"/>
    </style:style>
    <style:style style:name="Table1.C" style:family="table-column">
      <style:table-column-properties style:column-width="1.9639in"/>
    </style:style>
    <style:style style:name="Table1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3.3465in" style:type="center"/>
          <style:tab-stop style:position="7.0866in" style:type="right"/>
        </style:tab-stops>
      </style:paragraph-properties>
    </style:style>
    <style:style style:name="MP2" style:family="paragraph" style:parent-style-name="Header">
      <style:paragraph-properties fo:margin-left="0in" fo:margin-right="0.1909in" fo:text-align="center" style:justify-single-word="false" fo:text-indent="0in" style:auto-text-indent="false">
        <style:tab-stops>
          <style:tab-stop style:position="3.3465in" style:type="center"/>
          <style:tab-stop style:position="7.0866in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>
        <style:tab-stops>
          <style:tab-stop style:position="5.4898in" style:type="center"/>
          <style:tab-stop style:position="10.904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="0.5902in" fo:margin-top="0.5902in" fo:margin-bottom="0.5902in" fo:margin-left="0.5902in" fo:margin-right="0.59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20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tracked-changes>
          <text:changed-region xml:id="ct161928992" text:id="ct161928992">
            <text:insertion>
              <office:change-info>
                <dc:creator>Luc Saffre</dc:creator>
                <dc:date>2013-03-30T04:07:00</dc:date>
              </office:change-info>
            </text:insertion>
          </text:changed-region>
          <text:changed-region xml:id="ct161951360" text:id="ct161951360">
            <text:insertion>
              <office:change-info>
                <dc:creator>Luc Saffre</dc:creator>
                <dc:date>2013-03-30T03:58:00</dc:date>
              </office:change-info>
            </text:insertion>
          </text:changed-region>
        </text:tracked-changes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foo<office:annotation><dc:creator>Luc Saffre</dc:creator><dc:date>2013-03-30T03:44:23</dc:date><text:p>do text</text:p><text:p>from html(settings.SITE.site_header())</text:p><text:p/></office:annotation></text:p>
            </table:table-cell>
            <table:table-cell table:style-name="Table1.A1" office:value-type="string">
              <text:p text:style-name="MP2"><text:change-start text:change-id="ct161928992"/>self<text:change-end text:change-id="ct161928992"/></text:p>
            </table:table-cell>
            <table:table-cell table:style-name="Table1.A1" office:value-type="string">
              <text:p text:style-name="MP3">Seite <text:page-number text:select-page="current">1</text:page-number> von <text:page-count>1</text:page-count><text:line-break/><text:date style:data-style-name="N120" text:date-value="2013-05-23T01:14:00">23.5.13</text:date> <text:time style:data-style-name="N41" text:time-value="2013-05-23T01:14:00">01:06:55</text:time><text:line-break/><text:change-start text:change-id="ct161951360"/>settings.SITE.site_version()<text:change-end text:change-id="ct161951360"/></text:p>
            </table:table-cell>
          </table:table-row>
        </table:table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3-05-23T01:14:00</dc:date>
    <dc:creator>Luc Saffre</dc:creator>
    <meta:editing-duration>PT1H26M38S</meta:editing-duration>
    <meta:editing-cycles>31</meta:editing-cycles>
    <meta:generator>LibreOffice/3.5$Linux_x86 LibreOffice_project/350m1$Build-2</meta:generator>
    <meta:document-statistic meta:table-count="1" meta:image-count="0" meta:object-count="0" meta:page-count="1" meta:paragraph-count="4" meta:word-count="12" meta:character-count="71" meta:non-whitespace-character-count="65"/>
  </office:meta>
</office:document-meta>
</file>